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load.setValidationError( ValidationError err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pload.generateItemSaxFragment( ContentHandler contentHandler ,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pload.chang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pload.readFromRequest( FormContext form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Upload.broadcastEvent( Widget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pload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.validateOver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pload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.validateMimeTy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pload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.getValida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.Upload( UploadDefinition upload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pload.valid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pload.hasValueChang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.remove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.getXMLElemen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pload.setValue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pload.getUpload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.add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